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679e"/>
    </style:style>
    <style:style style:name="P2" style:family="paragraph" style:parent-style-name="Standard">
      <style:text-properties officeooo:paragraph-rsid="00154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<text:tab/> <text:s text:c="9"/>* <text:s text:c="19"/>*</text:p>
      <text:p text:style-name="P1">** <text:s text:c="15"/>*** <text:s text:c="15"/>** <text:s text:c="2"/></text:p>
      <text:p text:style-name="P1">*** <text:s text:c="11"/>***** <text:s text:c="11"/>*** <text:s/></text:p>
      <text:p text:style-name="P1">**** <text:s text:c="7"/>******* <text:s text:c="7"/>**** <text:s/></text:p>
      <text:p text:style-name="P1">***** <text:s text:c="3"/>********* <text:s text:c="3"/>***** <text:s/></text:p>
      <text:p text:style-name="P2">**** <text:s text:c="7"/>******* <text:s text:c="7"/>**** </text:p>
      <text:p text:style-name="P2">*** <text:s text:c="11"/>***** <text:s text:c="11"/>*** </text:p>
      <text:p text:style-name="P2">** <text:s text:c="15"/>*** <text:s text:c="15"/>** </text:p>
      <text:p text:style-name="P2">*<text:tab/> <text:s text:c="9"/>* <text:s text:c="19"/>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09:05:19.151235598</meta:creation-date>
    <dc:date>2023-08-26T09:20:34.176085670</dc:date>
    <meta:editing-duration>PT4M34S</meta:editing-duration>
    <meta:editing-cycles>1</meta:editing-cycles>
    <meta:document-statistic meta:table-count="0" meta:image-count="0" meta:object-count="0" meta:page-count="1" meta:paragraph-count="9" meta:word-count="27" meta:character-count="317" meta:non-whitespace-character-count="91"/>
    <meta:generator>LibreOffice/7.3.6.2$Linux_X86_64 LibreOffice_project/30$Build-2</meta:generator>
  </office:meta>
</office:document-meta>
</file>